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4.64mm" fo:padding-top="0.5mm" fo:padding-bottom="0.5mm" fo:padding-left="0.5mm" fo:padding-right="0.5mm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custom-shape draw:z-index="0" draw:style-name="gr1" draw:text-style-name="P1" svg:width="5.64mm" svg:height="4.04mm" svg:x="63.54mm" svg:y="248.52mm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5.64mm" svg:height="4.04mm" svg:x="47.12mm" svg:y="257.39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D7]-[.M2]" office:value-type="float" office:value="-83" calcext:value-type="float">
            <text:p>-8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4"/>
        </table:table-row>
        <table:table-row table:style-name="ro1" table:number-rows-repeated="24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9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25:36.00312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6T17:16:17.243525264</dc:date>
    <meta:editing-duration>PT27M54S</meta:editing-duration>
    <meta:editing-cycles>8</meta:editing-cycles>
    <meta:generator>LibreOffice/5.1.6.2$Linux_X86_64 LibreOffice_project/10m0$Build-2</meta:generator>
    <meta:document-statistic meta:table-count="1" meta:cell-count="80" meta:object-count="2"/>
  </office:meta>
</office:document-meta>
</file>